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font-name="Times New Roman" officeooo:rsid="00206516" officeooo:paragraph-rsid="00206516"/>
    </style:style>
    <style:style style:name="P3" style:family="paragraph" style:parent-style-name="Standard">
      <style:text-properties style:font-name="Times New Roman" fo:font-weight="bold" officeooo:rsid="001e14a6" officeooo:paragraph-rsid="00240acc" style:font-weight-asian="bold" style:font-weight-complex="bold"/>
    </style:style>
    <style:style style:name="P4" style:family="paragraph" style:parent-style-name="Table_20_Contents">
      <style:text-properties style:font-name="Times New Roman" fo:font-weight="bold" officeooo:rsid="008093a3" officeooo:paragraph-rsid="008093a3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7cf309" officeooo:paragraph-rsid="0098484e" style:font-weight-asian="bold" style:font-weight-complex="bold"/>
    </style:style>
    <style:style style:name="P6" style:family="paragraph" style:parent-style-name="Table_20_Contents">
      <style:text-properties style:font-name="Times New Roman" officeooo:rsid="00240acc" officeooo:paragraph-rsid="00240acc"/>
    </style:style>
    <style:style style:name="P7" style:family="paragraph" style:parent-style-name="Table_20_Contents">
      <style:text-properties style:font-name="Times New Roman" officeooo:rsid="006f35b3" officeooo:paragraph-rsid="006f35b3"/>
    </style:style>
    <style:style style:name="P8" style:family="paragraph" style:parent-style-name="Table_20_Contents">
      <style:text-properties style:font-name="Times New Roman" officeooo:rsid="007b3e59" officeooo:paragraph-rsid="007b3e59"/>
    </style:style>
    <style:style style:name="P9" style:family="paragraph" style:parent-style-name="Standard">
      <style:text-properties fo:font-weight="bold" officeooo:rsid="00206516" officeooo:paragraph-rsid="008197a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a0ac45" officeooo:paragraph-rsid="00a0ac45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22a2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3e73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5db5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a2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83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a2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3e73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5db55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officeooo:rsid="00a0ac45" officeooo:paragraph-rsid="00a0ac45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97009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24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Times New Roman" fo:font-weight="normal" officeooo:rsid="00a66a71" officeooo:paragraph-rsid="00a66a7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weight="bold" officeooo:rsid="00a22836" officeooo:paragraph-rsid="00a6b64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22836" officeooo:paragraph-rsid="00a2283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22836" officeooo:paragraph-rsid="00a22a2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paragraph-rsid="00a0ac45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6b64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6b64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66a71" officeooo:paragraph-rsid="00a66a7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66a71" officeooo:paragraph-rsid="00a6b64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83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6b64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6b64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officeooo:rsid="00a0ac45" officeooo:paragraph-rsid="00a6b642"/>
    </style:style>
    <style:style style:name="T1" style:family="text">
      <style:text-properties officeooo:rsid="00700794"/>
    </style:style>
    <style:style style:name="T2" style:family="text">
      <style:text-properties officeooo:rsid="0079bd7d"/>
    </style:style>
    <style:style style:name="T3" style:family="text">
      <style:text-properties officeooo:rsid="007c68e3"/>
    </style:style>
    <style:style style:name="T4" style:family="text">
      <style:text-properties officeooo:rsid="007cf309"/>
    </style:style>
    <style:style style:name="T5" style:family="text">
      <style:text-properties officeooo:rsid="008093a3"/>
    </style:style>
    <style:style style:name="T6" style:family="text">
      <style:text-properties officeooo:rsid="008197a9"/>
    </style:style>
    <style:style style:name="T7" style:family="text">
      <style:text-properties officeooo:rsid="009b0ec0"/>
    </style:style>
    <style:style style:name="T8" style:family="text">
      <style:text-properties officeooo:rsid="0095b062"/>
    </style:style>
    <style:style style:name="T9" style:family="text">
      <style:text-properties officeooo:rsid="0098484e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officeooo:rsid="00146369" style:font-weight-asian="bold" style:font-weight-complex="bold"/>
    </style:style>
    <style:style style:name="T12" style:family="text">
      <style:text-properties style:font-name="Times New Roman" fo:font-weight="bold" officeooo:rsid="002455a7" style:font-weight-asian="bold" style:font-weight-complex="bold"/>
    </style:style>
    <style:style style:name="T13" style:family="text">
      <style:text-properties style:font-name="Times New Roman" fo:font-weight="normal" officeooo:rsid="002455a7" style:font-weight-asian="normal" style:font-weight-complex="normal"/>
    </style:style>
    <style:style style:name="T14" style:family="text">
      <style:text-properties style:font-name="Times New Roman" fo:font-weight="normal" officeooo:rsid="00a0ac45" style:font-weight-asian="normal" style:font-weight-complex="normal"/>
    </style:style>
    <style:style style:name="T1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bold" officeooo:rsid="00a66a71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4pt" fo:font-weight="bold" officeooo:rsid="00a6b642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Times New Roman" fo:font-size="10pt" fo:font-weight="normal" officeooo:rsid="00a22836" style:font-size-asian="10pt" style:font-weight-asian="normal" style:font-size-complex="10pt" style:font-weight-complex="normal"/>
    </style:style>
    <style:style style:name="T20" style:family="text">
      <style:text-properties style:font-name="Times New Roman" fo:font-size="10pt" fo:font-weight="normal" officeooo:rsid="00a5db55" style:font-size-asian="10pt" style:font-weight-asian="normal" style:font-size-complex="10pt" style:font-weight-complex="normal"/>
    </style:style>
    <style:style style:name="T21" style:family="text">
      <style:text-properties style:font-name="Times New Roman" fo:font-size="10pt" style:text-underline-style="none" style:font-size-asian="10pt" style:font-size-complex="10pt"/>
    </style:style>
    <style:style style:name="T22" style:family="text">
      <style:text-properties style:font-name="Times New Roman" fo:font-size="10pt" style:text-underline-style="none" officeooo:rsid="00a5db55" style:font-size-asian="10pt" style:font-size-complex="10pt"/>
    </style:style>
    <style:style style:name="T23" style:family="text">
      <style:text-properties style:font-name="Times New Roman" officeooo:rsid="00a66a71"/>
    </style:style>
    <style:style style:name="T24" style:family="text">
      <style:text-properties officeooo:rsid="00a22a25"/>
    </style:style>
    <style:style style:name="T25" style:family="text">
      <style:text-properties officeooo:rsid="00a66a71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28" style:family="text">
      <style:text-properties officeooo:rsid="00a6b6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7">Modified APA Formatting for Marron HW </text:span><text:span text:style-name="T26">Document</text:span><text:span text:style-name="T27">s</text:span></text:p>
      <text:p text:style-name="P31"><text:span text:style-name="T14">---------------------------------------------------------------------------------------------------------------------------</text:span></text:p>
      <text:p text:style-name="P24">Name</text:p>
      <text:p text:style-name="P24">IT (Marron)</text:p>
      <text:p text:style-name="P26">Assign. ID</text:p>
      <text:p text:style-name="P26">Date</text:p>
      <text:p text:style-name="P25"/>
      <text:p text:style-name="P10"><text:span text:style-name="T16">Task </text:span><text:span text:style-name="T17">1</text:span><text:span text:style-name="T16">: </text:span><text:span text:style-name="T15">Title</text:span><text:span text:style-name="T18"> </text:span><text:span text:style-name="T19">(14pt Times New Roman, center, bold)</text:span></text:p>
      <text:p text:style-name="P27"/>
      <text:p text:style-name="P32"/>
      <text:p text:style-name="P14"><text:span text:style-name="T25">Level 1 </text:span><text:span text:style-name="T28">Organization</text:span> <text:span text:style-name="T18">(1</text:span><text:span text:style-name="T20">2</text:span><text:span text:style-name="T18">pt Times New Roman, </text:span><text:span text:style-name="T20">center</text:span><text:span text:style-name="T18">, bold)</text:span></text:p>
      <text:p text:style-name="P20"><text:span text:style-name="T25">Level 2 </text:span><text:span text:style-name="T28">Organization</text:span> <text:span text:style-name="T21">(1</text:span><text:span text:style-name="T22">2</text:span><text:span text:style-name="T21">pt Times New Roman, </text:span><text:span text:style-name="T22">L</text:span><text:span text:style-name="T21">, </text:span><text:span text:style-name="T22">underline</text:span><text:span text:style-name="T21">)</text:span></text:p>
      <text:p text:style-name="P15"/>
      <text:p text:style-name="P35">Level 2 <text:span text:style-name="T28">Organization</text:span></text:p>
      <text:p text:style-name="P15"/>
      <text:p text:style-name="P35">Level 2 <text:span text:style-name="T28">Organization</text:span></text:p>
      <text:p text:style-name="P15"/>
      <text:p text:style-name="P17"/>
      <text:p text:style-name="P40"><text:span text:style-name="T16">Task </text:span><text:span text:style-name="T17">2</text:span><text:span text:style-name="T16">: </text:span><text:span text:style-name="T15">Title</text:span><text:span text:style-name="T18"> </text:span><text:span text:style-name="T19">(14pt Times New Roman, center, bold)</text:span></text:p>
      <text:p text:style-name="P28"/>
      <text:p text:style-name="P33"/>
      <text:p text:style-name="P34"><text:span text:style-name="T25">Level 1 </text:span><text:span text:style-name="T28">Organization</text:span> <text:span text:style-name="T18">(1</text:span><text:span text:style-name="T20">2</text:span><text:span text:style-name="T18">pt Times New Roman, </text:span><text:span text:style-name="T20">center</text:span><text:span text:style-name="T18">, bold)</text:span></text:p>
      <text:p text:style-name="P38"><text:span text:style-name="T25">Level 2 </text:span><text:span text:style-name="T28">Organization</text:span> <text:span text:style-name="T21">(1</text:span><text:span text:style-name="T22">2</text:span><text:span text:style-name="T21">pt Times New Roman, </text:span><text:span text:style-name="T22">L</text:span><text:span text:style-name="T21">, </text:span><text:span text:style-name="T22">underline</text:span><text:span text:style-name="T21">)</text:span></text:p>
      <text:p text:style-name="P39"/>
      <text:p text:style-name="P36">Level 2 <text:span text:style-name="T28">Organization</text:span></text:p>
      <text:p text:style-name="P39"/>
      <text:p text:style-name="P36">Level 2 <text:span text:style-name="T28">Organization</text:span></text:p>
      <text:p text:style-name="P36"/>
      <text:p text:style-name="P36"/>
      <text:p text:style-name="P36"/>
      <text:p text:style-name="P40"><text:span text:style-name="T16">Task </text:span><text:span text:style-name="T17">3</text:span><text:span text:style-name="T16">: </text:span><text:span text:style-name="T15">Title</text:span><text:span text:style-name="T18"> </text:span><text:span text:style-name="T19">(14pt Times New Roman, center, bold)</text:span></text:p>
      <text:p text:style-name="P28"/>
      <text:p text:style-name="P33"/>
      <text:p text:style-name="P34"><text:span text:style-name="T25">Level 1 </text:span><text:span text:style-name="T28">Organization</text:span> <text:span text:style-name="T18">(1</text:span><text:span text:style-name="T20">2</text:span><text:span text:style-name="T18">pt Times New Roman, </text:span><text:span text:style-name="T20">center</text:span><text:span text:style-name="T18">, bold)</text:span></text:p>
      <text:p text:style-name="P38"><text:span text:style-name="T25">Level 2 </text:span><text:span text:style-name="T28">Organization</text:span> <text:span text:style-name="T21">(1</text:span><text:span text:style-name="T22">2</text:span><text:span text:style-name="T21">pt Times New Roman, </text:span><text:span text:style-name="T22">L</text:span><text:span text:style-name="T21">, </text:span><text:span text:style-name="T22">underline</text:span><text:span text:style-name="T21">)</text:span></text:p>
      <text:p text:style-name="P39"/>
      <text:p text:style-name="P36">Level 2 <text:span text:style-name="T28">Organization</text:span></text:p>
      <text:p text:style-name="P39"/>
      <text:p text:style-name="P36">Level 2 <text:span text:style-name="T28">Organiz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6T10:13:30.086759251</dc:date>
    <meta:editing-duration>PT11H20M44S</meta:editing-duration>
    <meta:editing-cycles>104</meta:editing-cycles>
    <meta:generator>LibreOffice/7.3.7.2$Linux_X86_64 LibreOffice_project/30$Build-2</meta:generator>
    <meta:document-statistic meta:table-count="0" meta:image-count="1" meta:object-count="0" meta:page-count="1" meta:paragraph-count="21" meta:word-count="113" meta:character-count="811" meta:non-whitespace-character-count="719"/>
  </office:meta>
</office:document-meta>
</file>